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4C40000023CADD1D3A2.png" manifest:media-type="image/png"/>
  <manifest:file-entry manifest:full-path="Pictures/100000000000013A0000014AF0A4C0C1.png" manifest:media-type="image/png"/>
  <manifest:file-entry manifest:full-path="Pictures/1000000000000674000001BCB979B0CE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draw:marker-start-width="0.23cm" draw:marker-end="Arrow" draw:marker-end-width="0.33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7cm" svg:height="3.076cm" svg:x="4.65cm" svg:y="5.04cm">
          <draw:image xlink:href="Pictures/100000000000013A0000014AF0A4C0C1.png" xlink:type="simple" xlink:show="embed" xlink:actuate="onLoad">
            <text:p/>
          </draw:image>
        </draw:frame>
        <draw:frame draw:style-name="gr1" draw:text-style-name="P1" draw:layer="layout" svg:width="9.47cm" svg:height="4.44cm" svg:x="8.34cm" svg:y="5.03cm">
          <draw:image xlink:href="Pictures/10000000000004C40000023CADD1D3A2.png" xlink:type="simple" xlink:show="embed" xlink:actuate="onLoad">
            <text:p/>
          </draw:image>
        </draw:frame>
        <draw:frame draw:style-name="gr1" draw:text-style-name="P1" draw:layer="layout" svg:width="13.094cm" svg:height="3.518cm" svg:x="4.71cm" svg:y="9.85cm">
          <draw:image xlink:href="Pictures/1000000000000674000001BCB979B0CE.jpg" xlink:type="simple" xlink:show="embed" xlink:actuate="onLoad">
            <text:p/>
          </draw:image>
        </draw:frame>
        <draw:line draw:style-name="gr2" draw:text-style-name="P1" draw:layer="layout" svg:x1="7.33cm" svg:y1="8.46cm" svg:x2="6.41cm" svg:y2="6.16cm">
          <text:p/>
        </draw:line>
        <draw:frame draw:style-name="gr3" draw:text-style-name="P2" draw:layer="layout" svg:width="1.493cm" svg:height="0.763cm" svg:x="6.497cm" svg:y="8.427cm">
          <draw:text-box>
            <text:p><text:span text:style-name="T1">pin 1</text:span></text:p>
          </draw:text-box>
        </draw:frame>
        <draw:custom-shape draw:style-name="gr4" draw:text-style-name="P1" draw:layer="layout" svg:width="1.52cm" svg:height="1.09cm" svg:x="11.94cm" svg:y="8.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46cm" svg:height="0.95cm" svg:x="8.8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Lenz</meta:initial-creator>
    <meta:creation-date>2013-09-17T11:55:02</meta:creation-date>
    <meta:generator>LibreOffice/3.5$Linux_x86 LibreOffice_project/350m1$Build-2</meta:generator>
    <dc:date>2013-09-17T13:58:49</dc:date>
    <dc:creator>Alexander Lenz</dc:creator>
    <meta:editing-duration>PT1H51M23S</meta:editing-duration>
    <meta:editing-cycles>9</meta:editing-cycles>
    <meta:document-statistic meta:object-count="7"/>
  </office:meta>
</office:document-meta>
</file>